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08000004B0FC097A72403CD4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2.044cm" svg:y="1cm" svg:width="13.501cm" svg:height="8.999cm" draw:z-index="0"><draw:image xlink:href="Pictures/1000000100000708000004B0FC097A72403CD453.png" xlink:type="simple" xlink:show="embed" xlink:actuate="onLoad" draw:mime-type="image/png"/></draw:frame><draw:frame draw:style-name="fr1" draw:name="Copia di Immagine1 2" text:anchor-type="char" svg:x="2.044cm" svg:y="12.94cm" svg:width="13.501cm" svg:height="8.999cm" draw:z-index="1"><draw:image xlink:href="Pictures/1000000100000708000004B0FC097A72403CD4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meta:print-date>2023-07-01T15:12:33.561049447</meta:print-date>
    <dc:date>2023-07-01T15:21:44.931509062</dc:date>
    <meta:editing-duration>PT11M2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5.4.2$Linux_X86_64 LibreOffice_project/50$Build-2</meta:generator>
  </office:meta>
</office:document-meta>
</file>